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4016f" officeooo:paragraph-rsid="0014016f" style:font-size-asian="7.84999990463257pt" style:font-size-complex="9pt"/>
    </style:style>
    <style:style style:name="P2" style:family="paragraph" style:parent-style-name="Standard">
      <style:text-properties fo:font-size="9pt" officeooo:rsid="001477a5" officeooo:paragraph-rsid="001477a5" style:font-size-asian="7.84999990463257pt" style:font-size-complex="9pt"/>
    </style:style>
    <style:style style:name="P3" style:family="paragraph" style:parent-style-name="Standard">
      <style:text-properties fo:font-size="9pt" officeooo:rsid="001477a5" officeooo:paragraph-rsid="00151075" style:font-size-asian="7.84999990463257pt" style:font-size-complex="9pt"/>
    </style:style>
    <style:style style:name="P4" style:family="paragraph" style:parent-style-name="Standard">
      <style:text-properties fo:font-size="9pt" officeooo:rsid="0014b674" officeooo:paragraph-rsid="0014b674" style:font-size-asian="7.84999990463257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fo:font-weight="bold" officeooo:rsid="0014b674" officeooo:paragraph-rsid="0014b674" style:font-size-asian="7.84999990463257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14016f" officeooo:paragraph-rsid="0014016f" style:font-size-asian="7.84999990463257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officeooo:rsid="0016352b" officeooo:paragraph-rsid="0016352b" style:font-size-asian="7.84999990463257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9pt" fo:font-weight="normal" officeooo:rsid="0016352b" officeooo:paragraph-rsid="0016352b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weight="normal" officeooo:rsid="0017163e" officeooo:paragraph-rsid="0017163e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officeooo:rsid="0017554a" officeooo:paragraph-rsid="0017554a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7554a" style:font-size-asian="7.84999990463257pt" style:font-weight-asian="normal" style:font-size-complex="9pt" style:font-weight-complex="normal"/>
    </style:style>
    <style:style style:name="P12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91549" style:font-size-asian="7.84999990463257pt" style:font-weight-asian="normal" style:font-size-complex="9pt" style:font-weight-complex="normal"/>
    </style:style>
    <style:style style:name="P13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e535f" style:font-size-asian="7.84999990463257pt" style:font-weight-asian="normal" style:font-size-complex="9pt" style:font-weight-complex="normal"/>
    </style:style>
    <style:style style:name="P14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fb17e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line-height="0.282cm" fo:text-align="start" style:justify-single-word="false"/>
      <style:text-properties fo:font-size="9pt" fo:font-weight="normal" officeooo:rsid="001fb17e" officeooo:paragraph-rsid="001fb17e" fo:background-color="transparent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line-height="0.282cm" fo:text-align="center" style:justify-single-word="false"/>
      <style:text-properties fo:font-size="9pt" officeooo:rsid="0017554a" officeooo:paragraph-rsid="0017554a" style:font-size-asian="9pt" style:font-size-complex="9pt"/>
    </style:style>
    <style:style style:name="P17" style:family="paragraph" style:parent-style-name="Standard">
      <style:paragraph-properties fo:line-height="0.282cm" fo:text-align="justify" style:justify-single-word="false"/>
      <style:text-properties fo:font-size="9pt" officeooo:paragraph-rsid="0017554a" style:font-size-asian="9pt" style:font-size-complex="9pt"/>
    </style:style>
    <style:style style:name="P18" style:family="paragraph" style:parent-style-name="Standard">
      <style:paragraph-properties fo:line-height="0.282cm"/>
      <style:text-properties fo:font-size="9pt" officeooo:paragraph-rsid="0017554a" style:font-size-asian="9pt" style:font-size-complex="9pt"/>
    </style:style>
    <style:style style:name="P19" style:family="paragraph" style:parent-style-name="Standard">
      <style:paragraph-properties fo:line-height="0.282cm" fo:text-align="start" style:justify-single-word="false"/>
      <style:text-properties fo:font-size="9pt" fo:font-weight="normal" officeooo:rsid="0017554a" officeooo:paragraph-rsid="0017554a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line-height="0.282cm" fo:text-align="start" style:justify-single-word="false"/>
      <style:text-properties fo:font-size="9pt" fo:font-weight="normal" officeooo:rsid="001fb17e" officeooo:paragraph-rsid="001fb17e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line-height="0.282cm" fo:text-align="start" style:justify-single-word="false"/>
      <style:text-properties fo:font-size="9pt" fo:font-weight="normal" officeooo:rsid="001fb17e" officeooo:paragraph-rsid="001e535f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0.282cm" fo:text-align="start" style:justify-single-word="false"/>
      <style:text-properties fo:font-size="9pt" fo:font-weight="normal" officeooo:rsid="00177576" officeooo:paragraph-rsid="0017554a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line-height="0.282cm" fo:text-align="start" style:justify-single-word="false"/>
      <style:text-properties fo:font-size="9pt" fo:font-weight="normal" officeooo:rsid="00177576" officeooo:paragraph-rsid="00191549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0.282cm" fo:text-align="start" style:justify-single-word="false"/>
      <style:text-properties fo:font-size="9pt" fo:font-weight="normal" officeooo:rsid="00177576" officeooo:paragraph-rsid="001e535f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0.282cm" fo:text-align="start" style:justify-single-word="false"/>
      <style:text-properties fo:font-size="9pt" fo:font-weight="normal" officeooo:rsid="00177576" officeooo:paragraph-rsid="001fb17e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line-height="0.282cm" fo:text-align="start" style:justify-single-word="false"/>
      <style:text-properties fo:font-size="9pt" fo:font-weight="normal" officeooo:rsid="0019480a" officeooo:paragraph-rsid="00191549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0.282cm" fo:text-align="start" style:justify-single-word="false"/>
      <style:text-properties fo:font-size="9pt" fo:font-weight="normal" officeooo:rsid="001e535f" officeooo:paragraph-rsid="001e535f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0.282cm" fo:text-align="start" style:justify-single-word="false"/>
      <style:text-properties fo:font-size="9pt" fo:font-weight="normal" officeooo:rsid="0019480a" officeooo:paragraph-rsid="0019480a" fo:background-color="#fff200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0.282cm" fo:text-align="center" style:justify-single-word="false"/>
      <style:text-properties fo:font-size="9pt" fo:font-weight="bold" officeooo:rsid="0017554a" officeooo:paragraph-rsid="0017554a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0cm" fo:margin-right="0cm" fo:line-height="0.282cm" fo:text-align="justify" style:justify-single-word="false" fo:text-indent="1.249cm" style:auto-text-indent="false"/>
      <style:text-properties fo:font-size="9pt" officeooo:paragraph-rsid="0017554a" style:font-size-asian="9pt" style:font-size-complex="9pt"/>
    </style:style>
    <style:style style:name="T1" style:family="text">
      <style:text-properties officeooo:rsid="0014b674"/>
    </style:style>
    <style:style style:name="T2" style:family="text">
      <style:text-properties officeooo:rsid="00151075"/>
    </style:style>
    <style:style style:name="T3" style:family="text">
      <style:text-properties officeooo:rsid="0017163e"/>
    </style:style>
    <style:style style:name="T4" style:family="text">
      <style:text-properties officeooo:rsid="0017554a"/>
    </style:style>
    <style:style style:name="T5" style:family="text">
      <style:text-properties style:font-size-asian="9pt"/>
    </style:style>
    <style:style style:name="T6" style:family="text">
      <style:text-properties officeooo:rsid="00177576" style:font-size-asian="9pt"/>
    </style:style>
    <style:style style:name="T7" style:family="text">
      <style:text-properties officeooo:rsid="00191549" style:font-size-asian="9pt"/>
    </style:style>
    <style:style style:name="T8" style:family="text">
      <style:text-properties officeooo:rsid="0019480a" style:font-size-asian="9pt"/>
    </style:style>
    <style:style style:name="T9" style:family="text">
      <style:text-properties officeooo:rsid="001e535f" style:font-size-asian="9pt"/>
    </style:style>
    <style:style style:name="T10" style:family="text">
      <style:text-properties officeooo:rsid="001fb17e" style:font-size-asian="9pt"/>
    </style:style>
    <style:style style:name="T11" style:family="text">
      <style:text-properties officeooo:rsid="0019480a" fo:background-color="#fff200" loext:char-shading-value="0" style:font-size-asian="9pt"/>
    </style:style>
    <style:style style:name="T12" style:family="text">
      <style:text-properties officeooo:rsid="00216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seudo Code pal<text:span text:style-name="T2">i</text:span>ndrome </text:p>
      <text:p text:style-name="P6"/>
      <text:p text:style-name="P1">char mot[20]</text:p>
      <text:p text:style-name="P1">char lettre</text:p>
      <text:p text:style-name="P1"/>
      <text:p text:style-name="P1">main ()</text:p>
      <text:p text:style-name="P1"/>
      <text:p text:style-name="P4">DÉBUT</text:p>
      <text:p text:style-name="P1"><text:tab/>// main (réel)</text:p>
      <text:p text:style-name="P1"><text:tab/>// i (entier)</text:p>
      <text:p text:style-name="P2"><text:tab/>gets (mot)</text:p>
      <text:p text:style-name="P2"/>
      <text:p text:style-name="P3"><text:tab/><text:span text:style-name="T2">Écrire nomPalindrome à l’écran</text:span></text:p>
      <text:p text:style-name="P3"><text:tab/><text:span text:style-name="T2">Lire nomPalindrome du clavier</text:span><text:tab/></text:p>
      <text:p text:style-name="P2"><text:tab/><text:tab/></text:p>
      <text:p text:style-name="P2"><text:tab/>i:= 0</text:p>
      <text:p text:style-name="P2"><text:tab/>faire</text:p>
      <text:p text:style-name="P2"><text:tab/><text:tab/>lettre:= mot[i]</text:p>
      <text:p text:style-name="P2"><text:tab/><text:tab/>i++</text:p>
      <text:p text:style-name="P2"><text:tab/>tant que(i&lt;19 &amp;&amp; lettre!=’\0’)</text:p>
      <text:p text:style-name="P2"><text:tab/>i:=i-2</text:p>
      <text:p text:style-name="P2"/>
      <text:p text:style-name="P2"><text:tab/>// pal<text:span text:style-name="T2">i</text:span>ndrome (entier)</text:p>
      <text:p text:style-name="P2"><text:tab/>// j (entier)0</text:p>
      <text:p text:style-name="P2"><text:tab/>pal<text:span text:style-name="T2">i</text:span>ndrome:= 1</text:p>
      <text:p text:style-name="P2"><text:tab/></text:p>
      <text:p text:style-name="P2"><text:tab/>pour (j=0; j&lt;=i &amp;&amp; pal<text:span text:style-name="T2">i</text:span>ndrome ==1; j++)</text:p>
      <text:p text:style-name="P2"><text:tab/></text:p>
      <text:p text:style-name="P2"><text:tab/><text:tab/><text:span text:style-name="T1">si(mot[j]!=mot[i-j]</text:span></text:p>
      <text:p text:style-name="P2"><text:tab/><text:tab/><text:span text:style-name="T1">palindrome:= 0</text:span></text:p>
      <text:p text:style-name="P2"><text:tab/><text:tab/><text:span text:style-name="T2">Écrire nomLe nom n’est pas un Palindrome à l’écran</text:span></text:p>
      <text:p text:style-name="P2"><text:tab/><text:tab/></text:p>
      <text:p text:style-name="P2"><text:tab/><text:tab/><text:span text:style-name="T1">si <text:s/>(palindrome ==1)</text:span></text:p>
      <text:p text:style-name="P2"><text:tab/><text:tab/><text:span text:style-name="T1">RETOURNER 0</text:span></text:p>
      <text:p text:style-name="P4">FIN</text:p>
      <text:p text:style-name="P4"/>
      <text:p text:style-name="P7">Pseudo code recherche de caractère</text:p>
      <text:p text:style-name="P7"/>
      <text:p text:style-name="P8">main ()</text:p>
      <text:p text:style-name="P8"><text:tab/>//main( entier)</text:p>
      <text:p text:style-name="P8"/>
      <text:p text:style-name="P8">DÉBUT</text:p>
      <text:p text:style-name="P8"/>
      <text:p text:style-name="P8"><text:tab/>char mot [20]</text:p>
      <text:p text:style-name="P8"><text:tab/>char lettre</text:p>
      <text:p text:style-name="P8"><text:tab/>char lettre tampon</text:p>
      <text:p text:style-name="P8"><text:tab/></text:p>
      <text:p text:style-name="P8"><text:tab/>Écrire à l’écran nomQuel est le mot dans lequel la lettre est recherché</text:p>
      <text:p text:style-name="P8"><text:tab/>gets (mot)</text:p>
      <text:p text:style-name="P8"><text:tab/><text:span text:style-name="T3">Écrire à l’écran nomLe mot est, (mot)</text:span></text:p>
      <text:p text:style-name="P8"/>
      <text:p text:style-name="P8"><text:tab/><text:span text:style-name="T3">Écrire à l’écran nomQuel est la lettre recherché dans le mot</text:span></text:p>
      <text:p text:style-name="P9"><text:tab/>Lire Lettre du clavier</text:p>
      <text:p text:style-name="P9"/>
      <text:p text:style-name="P9"><text:tab/>// i ( entier )</text:p>
      <text:p text:style-name="P9"/>
      <text:p text:style-name="P9"><text:tab/>Pour( i =0; i&lt;=19; i ++)</text:p>
      <text:p text:style-name="P9"><text:tab/><text:tab/>lettre tampon:= mot[i]</text:p>
      <text:p text:style-name="P9"><text:tab/><text:tab/><text:tab/>if (lettre tampon:= lettre)</text:p>
      <text:p text:style-name="P9"><text:tab/><text:tab/><text:tab/><text:tab/><text:span text:style-name="T4">Écrire à l’écran nomLa lettre se trouve à la position %d, i+1</text:span></text:p>
      <text:p text:style-name="P9"><text:tab/><text:span text:style-name="T4">RETOURNE 0</text:span></text:p>
      <text:p text:style-name="P10">FIN</text:p>
      <text:p text:style-name="P10"/>
      <text:p text:style-name="P10"/>
      <text:p text:style-name="P10"/>
      <text:p text:style-name="P16"><text:soft-page-break/>Pseudo Code Sinus</text:p>
      <text:p text:style-name="P17"/>
      <text:p text:style-name="P17">Somation(x)</text:p>
      <text:p text:style-name="P17">Exposant(x,i)</text:p>
      <text:p text:style-name="P17">Factoriel(i)</text:p>
      <text:p text:style-name="P30">// somation, exposant, factoriel (réel)</text:p>
      <text:p text:style-name="P17">PI := 3,141926535</text:p>
      <text:p text:style-name="P17">main ()</text:p>
      <text:p text:style-name="P17"><text:tab/>// main (réel)</text:p>
      <text:p text:style-name="P17"><text:tab/>X ;</text:p>
      <text:p text:style-name="P17"><text:tab/>//x (réel)</text:p>
      <text:p text:style-name="P17"><text:tab/><text:span text:style-name="T12">Écrire à l’écran nomQuel est la valeur du sinus a calculer (x)</text:span></text:p>
      <text:p text:style-name="P17"><text:tab/><text:span text:style-name="T12">Lire X du clavier</text:span></text:p>
      <text:p text:style-name="P17"/>
      <text:p text:style-name="P17"><text:tab/>Tant que (x&lt;0 ou x&gt; 2*PI)</text:p>
      <text:p text:style-name="P17"><text:tab/><text:tab/>Si (x&lt;0)</text:p>
      <text:p text:style-name="P17"><text:tab/><text:tab/><text:tab/>X=x+2*PI</text:p>
      <text:p text:style-name="P17"><text:tab/><text:tab/>Sinon</text:p>
      <text:p text:style-name="P17"><text:tab/><text:tab/><text:tab/>X=x-2*PI</text:p>
      <text:p text:style-name="P17">RETURN 0</text:p>
      <text:p text:style-name="P17">FONCTION somation ( x) :résultat</text:p>
      <text:p text:style-name="P17"><text:tab/>// x (réel)</text:p>
      <text:p text:style-name="P30">// résultat ( réel) <text:s/><text:tab/></text:p>
      <text:p text:style-name="P17">DÉBUT<text:bookmark text:name="_GoBack"/></text:p>
      <text:p text:style-name="P30">// j ( entier)</text:p>
      <text:p text:style-name="P17"><text:tab/>j := 0</text:p>
      <text:p text:style-name="P17"><text:tab/>résultat :=0</text:p>
      <text:p text:style-name="P17"><text:tab/><text:tab/>pour (int i = 1; &lt;=20;i+=2)</text:p>
      <text:p text:style-name="P17"><text:tab/><text:tab/>résultat + = ( exposant (x,i)/factoriel(i))*exposant(-1,j);</text:p>
      <text:p text:style-name="P17"><text:tab/><text:tab/>j++;</text:p>
      <text:p text:style-name="P17"><text:tab/>RETURN résultat</text:p>
      <text:p text:style-name="P17">FIN</text:p>
      <text:p text:style-name="P17">FONCTION exposant (x,i) : résultat</text:p>
      <text:p text:style-name="P17"><text:tab/>// x (réel)</text:p>
      <text:p text:style-name="P17"><text:tab/>// i (entier)</text:p>
      <text:p text:style-name="P17"><text:tab/>// résultat (réel)</text:p>
      <text:p text:style-name="P17">DÉBUT</text:p>
      <text:p text:style-name="P17"><text:tab/>// j (entier)</text:p>
      <text:p text:style-name="P17"><text:tab/>Pour (j=0; j&lt;=i; j++)</text:p>
      <text:p text:style-name="P17"><text:tab/><text:tab/>Si (j :=0)</text:p>
      <text:p text:style-name="P17"><text:tab/><text:tab/><text:tab/>résultat :=0</text:p>
      <text:p text:style-name="P17"><text:tab/><text:tab/>sinon</text:p>
      <text:p text:style-name="P17"><text:tab/><text:tab/><text:tab/>résultat=résultat*x</text:p>
      <text:p text:style-name="P17"><text:tab/>RETURN résultat</text:p>
      <text:p text:style-name="P17">FIN</text:p>
      <text:p text:style-name="P18">FONCTION factoriel(i,n)</text:p>
      <text:p text:style-name="P18"><text:tab/>// i (entier)</text:p>
      <text:p text:style-name="P18"><text:tab/>// n (entier)</text:p>
      <text:p text:style-name="P18">DÉBUT</text:p>
      <text:p text:style-name="P18"><text:tab/>//résultat (réel)</text:p>
      <text:p text:style-name="P18"><text:tab/>résultat :=1</text:p>
      <text:p text:style-name="P18"><text:tab/>pour (n=1 ; n&lt;=i ; n++)</text:p>
      <text:p text:style-name="P18"><text:tab/>résultat=résultat*n</text:p>
      <text:p text:style-name="P18"><text:tab/>RETURN résultat</text:p>
      <text:p text:style-name="P19">FIN </text:p>
      <text:p text:style-name="P19"/>
      <text:p text:style-name="P19"/>
      <text:p text:style-name="P29">Pseudo Code Addition de matrice</text:p>
      <text:p text:style-name="P29"/>
      <text:p text:style-name="P19">Main ( )</text:p>
      <text:p text:style-name="P19">// main ( entier)</text:p>
      <text:p text:style-name="P19"/>
      <text:p text:style-name="P20">DÉBUT</text:p>
      <text:p text:style-name="P19"><text:tab/></text:p>
      <text:p text:style-name="P19"><text:tab/>dimension</text:p>
      <text:p text:style-name="P19"><text:tab/>// dimension ( entier )</text:p>
      <text:p text:style-name="P19"><text:tab/>Écrire à l’écran nomQuel est la dimension des matrices</text:p>
      <text:p text:style-name="P19"><text:tab/>Lire dimension du clavier</text:p>
      <text:p text:style-name="P19"/>
      <text:p text:style-name="P19"><text:tab/>m1[dimension][dimension]</text:p>
      <text:p text:style-name="P19"><text:tab/>m2[dimension][dimension]</text:p>
      <text:p text:style-name="P19"><text:tab/>m3[dimension][dimension]</text:p>
      <text:p text:style-name="P19"><text:tab/>//m1,m2,m3 (entier)</text:p>
      <text:p text:style-name="P19"/>
      <text:p text:style-name="P19"><text:tab/>range</text:p>
      <text:p text:style-name="P11"><text:span text:style-name="T5"><text:tab/></text:span><text:span text:style-name="T6">colonne</text:span></text:p>
      <text:p text:style-name="P11"><text:span text:style-name="T5"><text:tab/>//range,</text:span><text:span text:style-name="T6">colonne</text:span><text:span text:style-name="T5"> (entier)</text:span></text:p>
      <text:p text:style-name="P19"><text:tab/></text:p>
      <text:p text:style-name="P19"><text:tab/>Pour ( range=0; range&lt;dimension; range ++)</text:p>
      <text:p text:style-name="P11"><text:span text:style-name="T5"><text:tab/><text:tab/>Pour </text:span><text:span text:style-name="T6">( colonne=0; colonne&lt;range; colonne ++)</text:span></text:p>
      <text:p text:style-name="P22"><text:tab/><text:tab/><text:tab/></text:p>
      <text:p text:style-name="P22"><text:tab/><text:tab/><text:tab/>Écrire à l’écran nomQuel est la valeur de la matrice 1 à la position range ( ), colonne ( ), range+1,colonne+1</text:p>
      <text:p text:style-name="P11"><text:span text:style-name="T6"><text:tab/><text:tab/><text:tab/>Lire position range et position colonne du clavier </text:span><text:span text:style-name="T8">de m1</text:span></text:p>
      <text:p text:style-name="P22"/>
      <text:p text:style-name="P11"><text:soft-page-break/><text:span text:style-name="T6"><text:tab/></text:span><text:span text:style-name="T7">Pour (range=0;range&lt;=dimension; range ++)</text:span></text:p>
      <text:p text:style-name="P12"><text:span text:style-name="T7"><text:tab/><text:tab/></text:span><text:span text:style-name="T5">Pour </text:span><text:span text:style-name="T6">( colonne=0; colonne&lt;range; colonne ++)</text:span></text:p>
      <text:p text:style-name="P23"/>
      <text:p text:style-name="P23"><text:tab/><text:tab/><text:tab/></text:p>
      <text:p text:style-name="P12"/>
      <text:p text:style-name="P12"><text:span text:style-name="T6"><text:tab/><text:tab/><text:tab/>Écrire à l’écran nomQuel est la valeur de la matrice </text:span><text:span text:style-name="T7">2</text:span><text:span text:style-name="T6"> à la position range ( ), colonne ( ), range+1,colonne+1</text:span></text:p>
      <text:p text:style-name="P12"><text:span text:style-name="T6"><text:tab/><text:tab/><text:tab/>Lire position range et position colonne du clavier </text:span><text:span text:style-name="T8">de m²</text:span></text:p>
      <text:p text:style-name="P26"/>
      <text:p text:style-name="P28"/>
      <text:p text:style-name="P23"/>
      <text:p text:style-name="P13"><text:span text:style-name="T5"><text:tab/><text:tab/></text:span><text:span text:style-name="T7">Pour (range=0;range&lt;=dimension; range ++)</text:span></text:p>
      <text:p text:style-name="P13"><text:span text:style-name="T7"><text:tab/><text:tab/><text:tab/></text:span><text:span text:style-name="T5">Pour </text:span><text:span text:style-name="T6">( colonne=0; colonne&lt;range; colonne ++)</text:span></text:p>
      <text:p text:style-name="P24"/>
      <text:p text:style-name="P13"><text:span text:style-name="T6"><text:tab/><text:tab/><text:tab/><text:tab/></text:span><text:span text:style-name="T9">m3[range][colonne]=m1[range][colonne]*m2[range][colonne]</text:span></text:p>
      <text:p text:style-name="P27"/>
      <text:p text:style-name="P27"><text:tab/><text:tab/><text:tab/>afficherM(dimension,m1)</text:p>
      <text:p text:style-name="P27"><text:tab/><text:tab/><text:tab/>afficherM(dimension,m2)</text:p>
      <text:p text:style-name="P27"><text:tab/><text:tab/><text:tab/>afficherM(dimension,m3)</text:p>
      <text:p text:style-name="P27"/>
      <text:p text:style-name="P27"><text:tab/><text:tab/>RETOURNER 0</text:p>
      <text:p text:style-name="P27"><text:tab/></text:p>
      <text:p text:style-name="P13"><text:span text:style-name="T9"><text:tab/>afficherM(dimension, </text:span><text:span text:style-name="T10">matrice[dimension][dimension]</text:span></text:p>
      <text:p text:style-name="P21"/>
      <text:p text:style-name="P21"><text:tab/><text:tab/>pour(range=0; range&lt;=dimension; range ++)</text:p>
      <text:p text:style-name="P14"><text:span text:style-name="T10"><text:tab/><text:tab/><text:tab/></text:span><text:span text:style-name="T5">Pour </text:span><text:span text:style-name="T6">( colonne=0; colonne&lt;range; colonne ++)</text:span></text:p>
      <text:p text:style-name="P25"><text:tab/><text:tab/></text:p>
      <text:p text:style-name="P14"><text:span text:style-name="T6"><text:tab/><text:tab/><text:tab/></text:span><text:span text:style-name="T10">Écrire à l’écran nomMatrice[range][colonne]</text:span></text:p>
      <text:p text:style-name="P20"><text:tab/><text:tab/></text:p>
      <text:p text:style-name="P14"><text:span text:style-name="T10"><text:tab/><text:tab/></text:span></text:p>
      <text:p text:style-name="P15"><text:span text:style-name="T8">F</text:span><text:span text:style-name="T5">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39:11.042000000</meta:creation-date>
    <dc:date>2019-10-01T11:58:17.021000000</dc:date>
    <meta:editing-duration>PT28M50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146" meta:word-count="462" meta:character-count="3088" meta:non-whitespace-character-count="2576"/>
  </office:meta>
</office:document-meta>
</file>